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879cm"/>
    </style:style>
    <style:style style:name="co3" style:family="table-column">
      <style:table-column-properties fo:break-before="auto" style:column-width="7.463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3.24cm"/>
    </style:style>
    <style:style style:name="co6" style:family="table-column">
      <style:table-column-properties fo:break-before="auto" style:column-width="12.721cm"/>
    </style:style>
    <style:style style:name="co7" style:family="table-column">
      <style:table-column-properties fo:break-before="auto" style:column-width="12.231cm"/>
    </style:style>
    <style:style style:name="co8" style:family="table-column">
      <style:table-column-properties fo:break-before="auto" style:column-width="3.54cm"/>
    </style:style>
    <style:style style:name="co9" style:family="table-column">
      <style:table-column-properties fo:break-before="auto" style:column-width="4.685cm"/>
    </style:style>
    <style:style style:name="co10" style:family="table-column">
      <style:table-column-properties fo:break-before="auto" style:column-width="9.8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pd1" office:value-type="string" calcext:value-type="string">
            <text:p>Nom-Prénom</text:p>
          </table:table-cell>
          <table:table-cell table:style-name="pd1" office:value-type="string" calcext:value-type="string">
            <text:p>Langage</text:p>
          </table:table-cell>
          <table:table-cell table:style-name="pd1" office:value-type="string" calcext:value-type="string">
            <text:p>Version</text:p>
          </table:table-cell>
          <table:table-cell table:style-name="pd1" office:value-type="string" calcext:value-type="string">
            <text:p>Taille</text:p>
          </table:table-cell>
          <table:table-cell table:style-name="pd1" office:value-type="string" calcext:value-type="string">
            <text:p>Itérations</text:p>
          </table:table-cell>
          <table:table-cell table:style-name="pd1" office:value-type="string" calcext:value-type="string">
            <text:p>Ligne de commande</text:p>
          </table:table-cell>
          <table:table-cell table:style-name="pd1" office:value-type="string" calcext:value-type="string">
            <text:p>Ligne de compilation si besoin</text:p>
          </table:table-cell>
          <table:table-cell table:style-name="pd1" office:value-type="string" calcext:value-type="string">
            <text:p>Fréquence</text:p>
          </table:table-cell>
          <table:table-cell table:style-name="pd1" office:value-type="string" calcext:value-type="string">
            <text:p>Temps (s)</text:p>
          </table:table-cell>
          <table:table-cell table:style-name="pd1" office:value-type="string" calcext:value-type="string">
            <text:p>Énergie (J)</text:p>
          </table:table-cell>
          <table:table-cell table:style-name="pd1" office:value-type="string" calcext:value-type="string">
            <text:p>Puissance maximum (W)</text:p>
          </table:table-cell>
          <table:table-cell table:style-name="pd1"/>
        </table:table-row>
        <table:table-row table:style-name="ro1">
          <table:table-cell office:value-type="string" calcext:value-type="string">
            <text:p>BRUN Xavi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ython Script</text:p>
          </table:table-cell>
          <table:table-cell office:value-type="string" calcext:value-type="string">
            <text:p>1000x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ython3 code_frac.py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4GHz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RUN Xavi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ython MPI 2 Process</text:p>
          </table:table-cell>
          <table:table-cell office:value-type="string" calcext:value-type="string">
            <text:p>1000x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pirun -np 2 /usr/bin/python3 code_frac_mpi.py --taille 1000 --iterations 1000 --output fractale.bmp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4GHz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RUN Xavi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ython MPI 4 Process</text:p>
          </table:table-cell>
          <table:table-cell office:value-type="string" calcext:value-type="string">
            <text:p>1000x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pirun -np 4 /usr/bin/python3 code_frac_mpi.py --taille 1000 --iterations 1000 --output fractale.bmp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4GHz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RUN Xavi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Standard - Optimisation O3</text:p>
          </table:table-cell>
          <table:table-cell office:value-type="string" calcext:value-type="string">
            <text:p>10000x1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./code</text:p>
          </table:table-cell>
          <table:table-cell office:value-type="string" calcext:value-type="string">
            <text:p>gcc code_frac.c libbmp/libbmp.c -O3 -o code</text:p>
          </table:table-cell>
          <table:table-cell office:value-type="string" calcext:value-type="string">
            <text:p>1.4GHz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RUN Xavi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Standard - No Optimisation O0</text:p>
          </table:table-cell>
          <table:table-cell office:value-type="string" calcext:value-type="string">
            <text:p>10000x1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./code</text:p>
          </table:table-cell>
          <table:table-cell office:value-type="string" calcext:value-type="string">
            <text:p>gcc code_frac.c libbmp/libbmp.c -O0 -o code</text:p>
          </table:table-cell>
          <table:table-cell office:value-type="string" calcext:value-type="string">
            <text:p>1.4GHz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RUN Xavi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MPI - Optimisation O3 - 2 Process</text:p>
          </table:table-cell>
          <table:table-cell office:value-type="string" calcext:value-type="string">
            <text:p>10000x1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pirun -np 2 ./code</text:p>
          </table:table-cell>
          <table:table-cell office:value-type="string" calcext:value-type="string">
            <text:p>mpicc -O3 -o code code_frac_mpi.c libbmp/libbmp.c</text:p>
          </table:table-cell>
          <table:table-cell office:value-type="string" calcext:value-type="string">
            <text:p>1.4GHz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RUN Xavi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MPI - Optimisation O3 - 4 Process</text:p>
          </table:table-cell>
          <table:table-cell office:value-type="string" calcext:value-type="string">
            <text:p>10000x1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pirun -np 4 ./code</text:p>
          </table:table-cell>
          <table:table-cell office:value-type="string" calcext:value-type="string">
            <text:p>mpicc -O3 -o code code_frac_mpi.c libbmp/libbmp.c</text:p>
          </table:table-cell>
          <table:table-cell office:value-type="string" calcext:value-type="string">
            <text:p>1.4GHz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RUN Xavi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MPI - No Optimisation O0 - 2 Process</text:p>
          </table:table-cell>
          <table:table-cell office:value-type="string" calcext:value-type="string">
            <text:p>10000x1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pirun -np 2 ./code</text:p>
          </table:table-cell>
          <table:table-cell office:value-type="string" calcext:value-type="string">
            <text:p>mpicc -O0 -o code code_frac_mpi.c libbmp/libbmp.c</text:p>
          </table:table-cell>
          <table:table-cell office:value-type="string" calcext:value-type="string">
            <text:p>1.4GHz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RUN Xavi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MPI - No Optimisation O0 - 4 Process</text:p>
          </table:table-cell>
          <table:table-cell office:value-type="string" calcext:value-type="string">
            <text:p>10000x1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pirun -np 4 ./code</text:p>
          </table:table-cell>
          <table:table-cell office:value-type="string" calcext:value-type="string">
            <text:p>mpicc -O0 -o code code_frac_mpi.c libbmp/libbmp.c</text:p>
          </table:table-cell>
          <table:table-cell office:value-type="string" calcext:value-type="string">
            <text:p>1.4GHz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RUN Xavi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OpenMP - Optimisation O3 - 2 Threads</text:p>
          </table:table-cell>
          <table:table-cell office:value-type="string" calcext:value-type="string">
            <text:p>10000x1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xport OMP_NUM_THREADS=2 &amp;&amp; ./code</text:p>
          </table:table-cell>
          <table:table-cell office:value-type="string" calcext:value-type="string">
            <text:p>gcc -fopenmp -O3 code_frac_openmp.c libbmp/libbmp.c -o code</text:p>
          </table:table-cell>
          <table:table-cell office:value-type="string" calcext:value-type="string">
            <text:p>1.4GHz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RUN Xavi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OpenMP - Optimisation O3 - 4 Threads</text:p>
          </table:table-cell>
          <table:table-cell office:value-type="string" calcext:value-type="string">
            <text:p>10000x1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xport OMP_NUM_THREADS=4 &amp;&amp; ./code</text:p>
          </table:table-cell>
          <table:table-cell office:value-type="string" calcext:value-type="string">
            <text:p>gcc -fopenmp -O3 code_frac_openmp.c libbmp/libbmp.c -o code</text:p>
          </table:table-cell>
          <table:table-cell office:value-type="string" calcext:value-type="string">
            <text:p>1.4GHz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RUN Xavi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OpenMP - No Optimisation O0 - 2 Threads</text:p>
          </table:table-cell>
          <table:table-cell office:value-type="string" calcext:value-type="string">
            <text:p>10000x1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xport OMP_NUM_THREADS=2 &amp;&amp; ./code</text:p>
          </table:table-cell>
          <table:table-cell office:value-type="string" calcext:value-type="string">
            <text:p>gcc -fopenmp -O0 code_frac_openmp.c libbmp/libbmp.c -o code</text:p>
          </table:table-cell>
          <table:table-cell office:value-type="string" calcext:value-type="string">
            <text:p>1.4GHz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RUN Xavi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OpenMP - No Optimisation O0 - 4 Threads</text:p>
          </table:table-cell>
          <table:table-cell office:value-type="string" calcext:value-type="string">
            <text:p>10000x1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xport OMP_NUM_THREADS=4 &amp;&amp; ./code</text:p>
          </table:table-cell>
          <table:table-cell office:value-type="string" calcext:value-type="string">
            <text:p>gcc -fopenmp -O0 code_frac_openmp.c libbmp/libbmp.c -o code</text:p>
          </table:table-cell>
          <table:table-cell office:value-type="string" calcext:value-type="string">
            <text:p>1.4GHz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RUN Xavie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Java Compilation</text:p>
          </table:table-cell>
          <table:table-cell office:value-type="string" calcext:value-type="string">
            <text:p>10000x1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java FractalGenerator --taille 10000 --iterations 1000 --output fractale.bmp</text:p>
          </table:table-cell>
          <table:table-cell office:value-type="string" calcext:value-type="string">
            <text:p>javac -d . FractalGenerator.java</text:p>
          </table:table-cell>
          <table:table-cell office:value-type="string" calcext:value-type="string">
            <text:p>1.4GHz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RUN Xavier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ython MPI 12 Process</text:p>
          </table:table-cell>
          <table:table-cell office:value-type="string" calcext:value-type="string">
            <text:p>1000x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pirun -np 12 /usr/bin/python3 code_frac_mpi.py --taille 1000 --iterations 1000 --output fractale.bmp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4GHz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RUN Xavi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MPI - Optimisation O3 – 12 Process</text:p>
          </table:table-cell>
          <table:table-cell office:value-type="string" calcext:value-type="string">
            <text:p>10000x1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pirun -np 12 ./code</text:p>
          </table:table-cell>
          <table:table-cell office:value-type="string" calcext:value-type="string">
            <text:p>mpicc -O3 -o code code_frac_mpi.c libbmp/libbmp.c</text:p>
          </table:table-cell>
          <table:table-cell office:value-type="string" calcext:value-type="string">
            <text:p>1.4GHz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RUN Xavi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MPI - No Optimisation O0 – 12 Process</text:p>
          </table:table-cell>
          <table:table-cell office:value-type="string" calcext:value-type="string">
            <text:p>10000x1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pirun -np 12 ./code</text:p>
          </table:table-cell>
          <table:table-cell office:value-type="string" calcext:value-type="string">
            <text:p>mpicc -O0 -o code code_frac_mpi.c libbmp/libbmp.c</text:p>
          </table:table-cell>
          <table:table-cell office:value-type="string" calcext:value-type="string">
            <text:p>1.4GHz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RUN Xavi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OpenMP - Optimisation O3 – 12 Threads</text:p>
          </table:table-cell>
          <table:table-cell office:value-type="string" calcext:value-type="string">
            <text:p>10000x1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xport OMP_NUM_THREADS=12 &amp;&amp; ./code</text:p>
          </table:table-cell>
          <table:table-cell office:value-type="string" calcext:value-type="string">
            <text:p>gcc -fopenmp -O3 code_frac_openmp.c libbmp/libbmp.c -o code</text:p>
          </table:table-cell>
          <table:table-cell office:value-type="string" calcext:value-type="string">
            <text:p>1.4GHz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RUN Xavi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OpenMP - No Optimisation O0 – 12 Threads</text:p>
          </table:table-cell>
          <table:table-cell office:value-type="string" calcext:value-type="string">
            <text:p>10000x1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xport OMP_NUM_THREADS=12 &amp;&amp; ./code</text:p>
          </table:table-cell>
          <table:table-cell office:value-type="string" calcext:value-type="string">
            <text:p>gcc -fopenmp -O0 code_frac_openmp.c libbmp/libbmp.c -o code</text:p>
          </table:table-cell>
          <table:table-cell office:value-type="string" calcext:value-type="string">
            <text:p>1.4GHz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table:number-columns-repeated="1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/>
          <table:table-cell table:number-columns-repeated="10"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1">00/00/0000</text:date>, <text:time style:data-style-name="N2" text:time-value="00:46:51.9796684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  <dc:date>2024-12-31T03:07:27.744973920</dc:date>
    <meta:editing-duration>PT1H51M48S</meta:editing-duration>
    <meta:editing-cycles>5</meta:editing-cycles>
    <meta:document-statistic meta:table-count="1" meta:cell-count="262" meta:object-count="0"/>
  </office:meta>
</office:document-meta>
</file>